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2.3154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1709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>
      <style:table-cell-properties fo:background-color="#d4ea6b"/>
    </style:style>
    <style:style style:name="ce2" style:family="table-cell" style:parent-style-name="Default" style:data-style-name="N124"/>
    <style:style style:name="ce11" style:family="table-cell" style:parent-style-name="Default" style:data-style-name="N12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24">
      <style:table-cell-properties fo:background-color="#d4ea6b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21"/>
    <style:style style:name="ce7" style:family="table-cell" style:parent-style-name="Default" style:data-style-name="N124">
      <style:table-cell-properties fo:background-color="transparent"/>
    </style:style>
    <style:style style:name="ce20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124">
      <style:table-cell-properties fo:background-color="#e8f2a1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top"/>
    </style:style>
    <style:style style:name="ce3" style:family="table-cell" style:parent-style-name="Default" style:data-style-name="N124">
      <style:table-cell-properties fo:background-color="#d4ea6b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ecJBB G1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cJBB2015, G1, 4GB Heap, 10 Run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table:style-name="Default" office:value-type="string" calcext:value-type="string">
            <text:p>Gai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jops,</text:p>
          </table:table-cell>
          <table:table-cell office:value-type="float" office:value="10231.4" calcext:value-type="float">
            <text:p>10231.4</text:p>
          </table:table-cell>
          <table:table-cell office:value-type="float" office:value="10848.2" calcext:value-type="float">
            <text:p>10848.2</text:p>
          </table:table-cell>
          <table:table-cell table:formula="of:=ROUND(([.D4]*100)/[.C4]; 2)" office:value-type="float" office:value="106.03" calcext:value-type="float">
            <text:p>106.03</text:p>
          </table:table-cell>
          <table:table-cell table:style-name="ce1" table:formula="of:=[.E4]-100" office:value-type="float" office:value="6.03" calcext:value-type="float">
            <text:p>+ 6.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itjops,</text:p>
          </table:table-cell>
          <table:table-cell office:value-type="float" office:value="3794.2" calcext:value-type="float">
            <text:p>3794.2</text:p>
          </table:table-cell>
          <table:table-cell office:value-type="float" office:value="4036" calcext:value-type="float">
            <text:p>4036</text:p>
          </table:table-cell>
          <table:table-cell table:formula="of:=ROUND(([.D5]*100)/[.C5]; 2)" office:value-type="float" office:value="106.37" calcext:value-type="float">
            <text:p>106.37</text:p>
          </table:table-cell>
          <table:table-cell table:style-name="ce1" table:formula="of:=[.E5]-100" office:value-type="float" office:value="6.37" calcext:value-type="float">
            <text:p>+ 6.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ber of Gcs,</text:p>
          </table:table-cell>
          <table:table-cell office:value-type="float" office:value="5155.2" calcext:value-type="float">
            <text:p>5155.2</text:p>
          </table:table-cell>
          <table:table-cell office:value-type="float" office:value="3517" calcext:value-type="float">
            <text:p>3517</text:p>
          </table:table-cell>
          <table:table-cell table:formula="of:=ROUND(([.D6]*100)/[.C6]; 2)" office:value-type="float" office:value="68.22" calcext:value-type="float">
            <text:p>68.22</text:p>
          </table:table-cell>
          <table:table-cell table:style-name="ce2" table:formula="of:=[.E6]-100" office:value-type="float" office:value="-31.78" calcext:value-type="float">
            <text:p>- 3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re GC, MB</text:p>
          </table:table-cell>
          <table:table-cell office:value-type="float" office:value="3329.91" calcext:value-type="float">
            <text:p>3329.91</text:p>
          </table:table-cell>
          <table:table-cell office:value-type="float" office:value="3125.95" calcext:value-type="float">
            <text:p>3125.95</text:p>
          </table:table-cell>
          <table:table-cell table:formula="of:=ROUND(([.D7]*100)/[.C7]; 2)" office:value-type="float" office:value="93.87" calcext:value-type="float">
            <text:p>93.87</text:p>
          </table:table-cell>
          <table:table-cell table:style-name="ce2" table:formula="of:=[.E7]-100" office:value-type="float" office:value="-6.13" calcext:value-type="float">
            <text:p>- 6.13</text:p>
          </table:table-cell>
          <table:table-cell office:value-type="string" calcext:value-type="string">
            <text:p>(unreliable, see FullGC measurement)</text:p>
          </table:table-cell>
          <table:table-cell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ost GC, MB</text:p>
          </table:table-cell>
          <table:table-cell office:value-type="float" office:value="2135.63" calcext:value-type="float">
            <text:p>2135.63</text:p>
          </table:table-cell>
          <table:table-cell office:value-type="float" office:value="1790.41" calcext:value-type="float">
            <text:p>1790.41</text:p>
          </table:table-cell>
          <table:table-cell table:formula="of:=ROUND(([.D8]*100)/[.C8]; 2)" office:value-type="float" office:value="83.84" calcext:value-type="float">
            <text:p>83.84</text:p>
          </table:table-cell>
          <table:table-cell table:style-name="ce11" table:formula="of:=[.E8]-100" office:value-type="float" office:value="-16.16" calcext:value-type="float">
            <text:p>- 16.16</text:p>
          </table:table-cell>
          <table:table-cell office:value-type="string" calcext:value-type="string">
            <text:p>(unreliable, see FullGC measureme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364.4131" calcext:value-type="float">
            <text:p>364.4131</text:p>
          </table:table-cell>
          <table:table-cell office:value-type="float" office:value="277.173" calcext:value-type="float">
            <text:p>277.173</text:p>
          </table:table-cell>
          <table:table-cell table:formula="of:=ROUND(([.D9]*100)/[.C9]; 2)" office:value-type="float" office:value="76.06" calcext:value-type="float">
            <text:p>76.06</text:p>
          </table:table-cell>
          <table:table-cell table:style-name="ce2" table:formula="of:=[.E9]-100" office:value-type="float" office:value="-23.94" calcext:value-type="float">
            <text:p>- 23.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364.746" calcext:value-type="float">
            <text:p>364.746</text:p>
          </table:table-cell>
          <table:table-cell office:value-type="float" office:value="277.355" calcext:value-type="float">
            <text:p>277.355</text:p>
          </table:table-cell>
          <table:table-cell table:formula="of:=ROUND(([.D10]*100)/[.C10]; 2)" office:value-type="float" office:value="76.04" calcext:value-type="float">
            <text:p>76.04</text:p>
          </table:table-cell>
          <table:table-cell table:style-name="ce4" table:formula="of:=[.E10]-100" office:value-type="float" office:value="-23.96" calcext:value-type="float">
            <text:p>- 23.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122.341" calcext:value-type="float">
            <text:p>2122.341</text:p>
          </table:table-cell>
          <table:table-cell office:value-type="float" office:value="1619.129" calcext:value-type="float">
            <text:p>1619.129</text:p>
          </table:table-cell>
          <table:table-cell table:formula="of:=ROUND(([.D11]*100)/[.C11]; 2)" office:value-type="float" office:value="76.29" calcext:value-type="float">
            <text:p>76.29</text:p>
          </table:table-cell>
          <table:table-cell table:style-name="ce4" table:formula="of:=[.E11]-100" office:value-type="float" office:value="-23.71" calcext:value-type="float">
            <text:p>- 23.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2.177" calcext:value-type="float">
            <text:p>2.177</text:p>
          </table:table-cell>
          <table:table-cell office:value-type="float" office:value="1.531" calcext:value-type="float">
            <text:p>1.531</text:p>
          </table:table-cell>
          <table:table-cell table:formula="of:=ROUND(([.D12]*100)/[.C12]; 2)" office:value-type="float" office:value="70.33" calcext:value-type="float">
            <text:p>70.33</text:p>
          </table:table-cell>
          <table:table-cell table:style-name="ce2" table:formula="of:=[.E12]-100" office:value-type="float" office:value="-29.67" calcext:value-type="float">
            <text:p>- 29.6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ecJBB G1 with perf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pecJBB2015, G1, 4GB Heap, 9 Runs, with perf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Ga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jops</text:p>
          </table:table-cell>
          <table:table-cell office:value-type="float" office:value="10136.6" calcext:value-type="float">
            <text:p>10136.6</text:p>
          </table:table-cell>
          <table:table-cell office:value-type="float" office:value="10823.6" calcext:value-type="float">
            <text:p>10823.6</text:p>
          </table:table-cell>
          <table:table-cell table:style-name="ce6" table:formula="of:=ROUND(([.D4]*100)/[.C4]; 2)" office:value-type="float" office:value="106.78" calcext:value-type="float">
            <text:p>106.8</text:p>
          </table:table-cell>
          <table:table-cell table:style-name="ce7" table:formula="of:=[.E4]-100" office:value-type="float" office:value="6.78" calcext:value-type="float">
            <text:p>+ 6.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tjops</text:p>
          </table:table-cell>
          <table:table-cell office:value-type="float" office:value="3742" calcext:value-type="float">
            <text:p>3742</text:p>
          </table:table-cell>
          <table:table-cell office:value-type="float" office:value="3995.6" calcext:value-type="float">
            <text:p>3995.6</text:p>
          </table:table-cell>
          <table:table-cell table:style-name="ce6" table:formula="of:=ROUND(([.D5]*100)/[.C5]; 2)" office:value-type="float" office:value="106.78" calcext:value-type="float">
            <text:p>106.8</text:p>
          </table:table-cell>
          <table:table-cell table:style-name="ce7" table:formula="of:=[.E5]-100" office:value-type="float" office:value="6.78" calcext:value-type="float">
            <text:p>+ 6.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ber of Gcs</text:p>
          </table:table-cell>
          <table:table-cell office:value-type="float" office:value="4971.8" calcext:value-type="float">
            <text:p>4971.8</text:p>
          </table:table-cell>
          <table:table-cell office:value-type="float" office:value="3469.8" calcext:value-type="float">
            <text:p>3469.8</text:p>
          </table:table-cell>
          <table:table-cell table:style-name="ce6" table:formula="of:=ROUND(([.D6]*100)/[.C6]; 2)" office:value-type="float" office:value="69.79" calcext:value-type="float">
            <text:p>69.8</text:p>
          </table:table-cell>
          <table:table-cell table:style-name="ce7" table:formula="of:=[.E6]-100" office:value-type="float" office:value="-30.21" calcext:value-type="float">
            <text:p>- 30.21</text:p>
          </table:table-cell>
          <table:table-cell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re GC, MB</text:p>
          </table:table-cell>
          <table:table-cell office:value-type="float" office:value="3332" calcext:value-type="float">
            <text:p>3332</text:p>
          </table:table-cell>
          <table:table-cell office:value-type="float" office:value="3129.3" calcext:value-type="float">
            <text:p>3129.3</text:p>
          </table:table-cell>
          <table:table-cell table:style-name="ce6" table:formula="of:=ROUND(([.D7]*100)/[.C7]; 2)" office:value-type="float" office:value="93.92" calcext:value-type="float">
            <text:p>93.9</text:p>
          </table:table-cell>
          <table:table-cell table:style-name="ce7" table:formula="of:=[.E7]-100" office:value-type="float" office:value="-6.08" calcext:value-type="float">
            <text:p>- 6.08</text:p>
          </table:table-cell>
          <table:table-cell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ost GC, MB</text:p>
          </table:table-cell>
          <table:table-cell office:value-type="float" office:value="2134.2" calcext:value-type="float">
            <text:p>2134.2</text:p>
          </table:table-cell>
          <table:table-cell office:value-type="float" office:value="1796" calcext:value-type="float">
            <text:p>1796</text:p>
          </table:table-cell>
          <table:table-cell table:style-name="ce6" table:formula="of:=ROUND(([.D8]*100)/[.C8]; 2)" office:value-type="float" office:value="84.15" calcext:value-type="float">
            <text:p>84.2</text:p>
          </table:table-cell>
          <table:table-cell table:style-name="ce20" table:formula="of:=[.E8]-100" office:value-type="float" office:value="-15.85" calcext:value-type="float">
            <text:p>- 15.85</text:p>
          </table:table-cell>
          <table:table-cell office:value-type="string" calcext:value-type="string">
            <text:p>(unreliable, see FullGC measurement)</text:p>
          </table:table-cell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350.27" calcext:value-type="float">
            <text:p>350.27</text:p>
          </table:table-cell>
          <table:table-cell office:value-type="float" office:value="272.84" calcext:value-type="float">
            <text:p>272.84</text:p>
          </table:table-cell>
          <table:table-cell table:style-name="ce6" table:formula="of:=ROUND(([.D9]*100)/[.C9]; 2)" office:value-type="float" office:value="77.89" calcext:value-type="float">
            <text:p>77.9</text:p>
          </table:table-cell>
          <table:table-cell table:style-name="ce7" table:formula="of:=[.E9]-100" office:value-type="float" office:value="-22.11" calcext:value-type="float">
            <text:p>- 22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350.34" calcext:value-type="float">
            <text:p>350.34</text:p>
          </table:table-cell>
          <table:table-cell office:value-type="float" office:value="273" calcext:value-type="float">
            <text:p>273</text:p>
          </table:table-cell>
          <table:table-cell table:style-name="ce6" table:formula="of:=ROUND(([.D10]*100)/[.C10]; 2)" office:value-type="float" office:value="77.92" calcext:value-type="float">
            <text:p>77.9</text:p>
          </table:table-cell>
          <table:table-cell table:style-name="ce8" table:formula="of:=[.E10]-100" office:value-type="float" office:value="-22.08" calcext:value-type="float">
            <text:p>- 22.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031.83" calcext:value-type="float">
            <text:p>2031.83</text:p>
          </table:table-cell>
          <table:table-cell office:value-type="float" office:value="1588.63" calcext:value-type="float">
            <text:p>1588.63</text:p>
          </table:table-cell>
          <table:table-cell table:style-name="ce6" table:formula="of:=ROUND(([.D11]*100)/[.C11]; 2)" office:value-type="float" office:value="78.19" calcext:value-type="float">
            <text:p>78.2</text:p>
          </table:table-cell>
          <table:table-cell table:style-name="ce8" table:formula="of:=[.E11]-100" office:value-type="float" office:value="-21.81" calcext:value-type="float">
            <text:p>- 21.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3.07" calcext:value-type="float">
            <text:p>3.07</text:p>
          </table:table-cell>
          <table:table-cell office:value-type="float" office:value="2.2" calcext:value-type="float">
            <text:p>2.2</text:p>
          </table:table-cell>
          <table:table-cell table:style-name="ce6" table:formula="of:=ROUND(([.D12]*100)/[.C12]; 2)" office:value-type="float" office:value="71.66" calcext:value-type="float">
            <text:p>71.7</text:p>
          </table:table-cell>
          <table:table-cell table:style-name="ce7" table:formula="of:=[.E12]-100" office:value-type="float" office:value="-28.34" calcext:value-type="float">
            <text:p>- 28.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1 Misses</text:p>
          </table:table-cell>
          <table:table-cell office:value-type="float" office:value="1294363538563.4" calcext:value-type="float">
            <text:p>1294363538563.4</text:p>
          </table:table-cell>
          <table:table-cell office:value-type="float" office:value="1109038645193.3" calcext:value-type="float">
            <text:p>1109038645193.3</text:p>
          </table:table-cell>
          <table:table-cell table:style-name="ce6" table:formula="of:=ROUND(([.D13]*100)/[.C13]; 2)" office:value-type="float" office:value="85.68" calcext:value-type="float">
            <text:p>85.7</text:p>
          </table:table-cell>
          <table:table-cell table:style-name="ce7" table:formula="of:=[.E13]-100" office:value-type="float" office:value="-14.32" calcext:value-type="float">
            <text:p>- 14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1 Loads</text:p>
          </table:table-cell>
          <table:table-cell office:value-type="float" office:value="25511385965443.6" calcext:value-type="float">
            <text:p>25511385965443.6</text:p>
          </table:table-cell>
          <table:table-cell office:value-type="float" office:value="21610503370719.1" calcext:value-type="float">
            <text:p>21610503370719.1</text:p>
          </table:table-cell>
          <table:table-cell table:style-name="ce6" table:formula="of:=ROUND(([.D14]*100)/[.C14]; 2)" office:value-type="float" office:value="84.71" calcext:value-type="float">
            <text:p>84.7</text:p>
          </table:table-cell>
          <table:table-cell table:style-name="ce7" table:formula="of:=[.E14]-100" office:value-type="float" office:value="-15.29" calcext:value-type="float">
            <text:p>- 15.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LC Misses</text:p>
          </table:table-cell>
          <table:table-cell office:value-type="float" office:value="273833668865.4" calcext:value-type="float">
            <text:p>273833668865.4</text:p>
          </table:table-cell>
          <table:table-cell office:value-type="float" office:value="212658994859.6" calcext:value-type="float">
            <text:p>212658994859.6</text:p>
          </table:table-cell>
          <table:table-cell table:style-name="ce6" table:formula="of:=ROUND(([.D15]*100)/[.C15]; 2)" office:value-type="float" office:value="77.66" calcext:value-type="float">
            <text:p>77.7</text:p>
          </table:table-cell>
          <table:table-cell table:style-name="ce7" table:formula="of:=[.E15]-100" office:value-type="float" office:value="-22.34" calcext:value-type="float">
            <text:p>- 22.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LC Loads</text:p>
          </table:table-cell>
          <table:table-cell office:value-type="float" office:value="655211047461.7" calcext:value-type="float">
            <text:p>655211047461.7</text:p>
          </table:table-cell>
          <table:table-cell office:value-type="float" office:value="555606059480" calcext:value-type="float">
            <text:p>555606059480</text:p>
          </table:table-cell>
          <table:table-cell table:style-name="ce6" table:formula="of:=ROUND(([.D16]*100)/[.C16]; 2)" office:value-type="float" office:value="84.8" calcext:value-type="float">
            <text:p>84.8</text:p>
          </table:table-cell>
          <table:table-cell table:style-name="ce7" table:formula="of:=[.E16]-100" office:value-type="float" office:value="-15.2" calcext:value-type="float">
            <text:p>- 15.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LB Misses</text:p>
          </table:table-cell>
          <table:table-cell office:value-type="float" office:value="37718612782.9" calcext:value-type="float">
            <text:p>37718612782.9</text:p>
          </table:table-cell>
          <table:table-cell office:value-type="float" office:value="32378833894.3" calcext:value-type="float">
            <text:p>32378833894.3</text:p>
          </table:table-cell>
          <table:table-cell table:style-name="ce6" table:formula="of:=ROUND(([.D17]*100)/[.C17]; 2)" office:value-type="float" office:value="85.84" calcext:value-type="float">
            <text:p>85.8</text:p>
          </table:table-cell>
          <table:table-cell table:style-name="ce7" table:formula="of:=[.E17]-100" office:value-type="float" office:value="-14.16" calcext:value-type="float">
            <text:p>- 14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LB Loads</text:p>
          </table:table-cell>
          <table:table-cell office:value-type="float" office:value="25308734883537.9" calcext:value-type="float">
            <text:p>25308734883537.9</text:p>
          </table:table-cell>
          <table:table-cell office:value-type="float" office:value="21437105901958.6" calcext:value-type="float">
            <text:p>21437105901958.6</text:p>
          </table:table-cell>
          <table:table-cell table:style-name="ce6" table:formula="of:=ROUND(([.D18]*100)/[.C18]; 2)" office:value-type="float" office:value="84.7" calcext:value-type="float">
            <text:p>84.7</text:p>
          </table:table-cell>
          <table:table-cell table:style-name="ce7" table:formula="of:=[.E18]-100" office:value-type="float" office:value="-15.3" calcext:value-type="float">
            <text:p>- 15.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ructions</text:p>
          </table:table-cell>
          <table:table-cell office:value-type="float" office:value="83966573365463.8" calcext:value-type="float">
            <text:p>83966573365463.8</text:p>
          </table:table-cell>
          <table:table-cell office:value-type="float" office:value="72477839817765.8" calcext:value-type="float">
            <text:p>72477839817765.8</text:p>
          </table:table-cell>
          <table:table-cell table:style-name="ce6" table:formula="of:=ROUND(([.D19]*100)/[.C19]; 2)" office:value-type="float" office:value="86.32" calcext:value-type="float">
            <text:p>86.3</text:p>
          </table:table-cell>
          <table:table-cell table:style-name="ce7" table:formula="of:=[.E19]-100" office:value-type="float" office:value="-13.68" calcext:value-type="float">
            <text:p>- 13.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es</text:p>
          </table:table-cell>
          <table:table-cell office:value-type="float" office:value="15749934748078.2" calcext:value-type="float">
            <text:p>15749934748078.2</text:p>
          </table:table-cell>
          <table:table-cell office:value-type="float" office:value="13181107354563.9" calcext:value-type="float">
            <text:p>13181107354563.9</text:p>
          </table:table-cell>
          <table:table-cell table:style-name="ce6" table:formula="of:=ROUND(([.D20]*100)/[.C20]; 2)" office:value-type="float" office:value="83.69" calcext:value-type="float">
            <text:p>83.7</text:p>
          </table:table-cell>
          <table:table-cell table:style-name="ce7" table:formula="of:=[.E20]-100" office:value-type="float" office:value="-16.31" calcext:value-type="float">
            <text:p>- 16.3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5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pecJBB G1 per. FullGC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27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SpecJBB2015, G1, 8GB Heap, 6 runs, periodic FullGC via jcmd (every 5 minutes)</text:p>
            <text:p/>
            <text:p><text:span text:style-name="T1">(means all values but Usage post GC are skewed)</text:span>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Gain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xjops,</text:p>
          </table:table-cell>
          <table:table-cell office:value-type="float" office:value="11378" calcext:value-type="float">
            <text:p>11378</text:p>
          </table:table-cell>
          <table:table-cell office:value-type="float" office:value="11704.7" calcext:value-type="float">
            <text:p>11704.7</text:p>
          </table:table-cell>
          <table:table-cell table:formula="of:=ROUND(([.D4]*100)/[.C4]; 2)" office:value-type="float" office:value="102.87" calcext:value-type="float">
            <text:p>102.87</text:p>
          </table:table-cell>
          <table:table-cell table:style-name="ce7" table:formula="of:=[.E4]-100" office:value-type="float" office:value="2.87" calcext:value-type="float">
            <text:p>+ 2.87</text:p>
          </table:table-cell>
          <table:table-cell table:style-name="ce28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jops,</text:p>
          </table:table-cell>
          <table:table-cell office:value-type="float" office:value="3819" calcext:value-type="float">
            <text:p>3819</text:p>
          </table:table-cell>
          <table:table-cell office:value-type="float" office:value="4160.7" calcext:value-type="float">
            <text:p>4160.7</text:p>
          </table:table-cell>
          <table:table-cell table:formula="of:=ROUND(([.D5]*100)/[.C5]; 2)" office:value-type="float" office:value="108.95" calcext:value-type="float">
            <text:p>108.95</text:p>
          </table:table-cell>
          <table:table-cell table:style-name="ce7" table:formula="of:=[.E5]-100" office:value-type="float" office:value="8.95" calcext:value-type="float">
            <text:p>+ 8.95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umber of Gcs,</text:p>
          </table:table-cell>
          <table:table-cell office:value-type="float" office:value="4484" calcext:value-type="float">
            <text:p>4484</text:p>
          </table:table-cell>
          <table:table-cell office:value-type="float" office:value="4165" calcext:value-type="float">
            <text:p>4165</text:p>
          </table:table-cell>
          <table:table-cell table:formula="of:=ROUND(([.D6]*100)/[.C6]; 2)" office:value-type="float" office:value="92.89" calcext:value-type="float">
            <text:p>92.89</text:p>
          </table:table-cell>
          <table:table-cell table:style-name="ce7" table:formula="of:=[.E6]-100" office:value-type="float" office:value="-7.11" calcext:value-type="float">
            <text:p>- 7.11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sage pre GC, MB</text:p>
          </table:table-cell>
          <table:table-cell office:value-type="float" office:value="3894.9" calcext:value-type="float">
            <text:p>3894.9</text:p>
          </table:table-cell>
          <table:table-cell office:value-type="float" office:value="3216.6" calcext:value-type="float">
            <text:p>3216.6</text:p>
          </table:table-cell>
          <table:table-cell table:formula="of:=ROUND(([.D7]*100)/[.C7]; 2)" office:value-type="float" office:value="82.58" calcext:value-type="float">
            <text:p>82.58</text:p>
          </table:table-cell>
          <table:table-cell table:style-name="ce7" table:formula="of:=[.E7]-100" office:value-type="float" office:value="-17.42" calcext:value-type="float">
            <text:p>- 17.42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Usage post GC, MB</text:p>
          </table:table-cell>
          <table:table-cell table:style-name="ce14" office:value-type="float" office:value="1071.7" calcext:value-type="float">
            <text:p>1071.7</text:p>
          </table:table-cell>
          <table:table-cell table:style-name="ce14" office:value-type="float" office:value="885.9" calcext:value-type="float">
            <text:p>885.9</text:p>
          </table:table-cell>
          <table:table-cell table:style-name="ce14" table:formula="of:=ROUND(([.D8]*100)/[.C8]; 2)" office:value-type="float" office:value="82.66" calcext:value-type="float">
            <text:p>82.66</text:p>
          </table:table-cell>
          <table:table-cell table:style-name="ce3" table:formula="of:=[.E8]-100" office:value-type="float" office:value="-17.34" calcext:value-type="float">
            <text:p>- 17.34</text:p>
          </table:table-cell>
          <table:table-cell table:style-name="ce30"/>
          <table:table-cell table:style-name="ce14" table:number-columns-repeated="1017"/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403.47" calcext:value-type="float">
            <text:p>403.47</text:p>
          </table:table-cell>
          <table:table-cell office:value-type="float" office:value="355.68" calcext:value-type="float">
            <text:p>355.68</text:p>
          </table:table-cell>
          <table:table-cell table:formula="of:=ROUND(([.D9]*100)/[.C9]; 2)" office:value-type="float" office:value="88.16" calcext:value-type="float">
            <text:p>88.16</text:p>
          </table:table-cell>
          <table:table-cell table:style-name="ce7" table:formula="of:=[.E9]-100" office:value-type="float" office:value="-11.84" calcext:value-type="float">
            <text:p>- 11.84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403.74" calcext:value-type="float">
            <text:p>403.74</text:p>
          </table:table-cell>
          <table:table-cell office:value-type="float" office:value="355.77" calcext:value-type="float">
            <text:p>355.77</text:p>
          </table:table-cell>
          <table:table-cell table:formula="of:=ROUND(([.D10]*100)/[.C10]; 2)" office:value-type="float" office:value="88.12" calcext:value-type="float">
            <text:p>88.12</text:p>
          </table:table-cell>
          <table:table-cell table:style-name="ce18" table:formula="of:=[.E10]-100" office:value-type="float" office:value="-11.88" calcext:value-type="float">
            <text:p>- 11.88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358.54" calcext:value-type="float">
            <text:p>2358.54</text:p>
          </table:table-cell>
          <table:table-cell office:value-type="float" office:value="2081.25" calcext:value-type="float">
            <text:p>2081.25</text:p>
          </table:table-cell>
          <table:table-cell table:formula="of:=ROUND(([.D11]*100)/[.C11]; 2)" office:value-type="float" office:value="88.24" calcext:value-type="float">
            <text:p>88.24</text:p>
          </table:table-cell>
          <table:table-cell table:style-name="ce18" table:formula="of:=[.E11]-100" office:value-type="float" office:value="-11.76" calcext:value-type="float">
            <text:p>- 11.76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3.17" calcext:value-type="float">
            <text:p>3.17</text:p>
          </table:table-cell>
          <table:table-cell office:value-type="float" office:value="2.64" calcext:value-type="float">
            <text:p>2.64</text:p>
          </table:table-cell>
          <table:table-cell table:formula="of:=ROUND(([.D12]*100)/[.C12]; 2)" office:value-type="float" office:value="83.28" calcext:value-type="float">
            <text:p>83.28</text:p>
          </table:table-cell>
          <table:table-cell table:style-name="ce7" table:formula="of:=[.E12]-100" office:value-type="float" office:value="-16.72" calcext:value-type="float">
            <text:p>- 16.72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JBB Parallel per. FullGC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27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SpecJBB2015, Parallel, 8GB Heap, 6 runs, periodic FullGC via jcmd (every 5 minutes)</text:p>
            <text:p/>
            <text:p><text:span text:style-name="T1">(means all values but Usage post GC are skewed)</text:span>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Gain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xjops,</text:p>
          </table:table-cell>
          <table:table-cell office:value-type="float" office:value="12176.5" calcext:value-type="float">
            <text:p>12176.5</text:p>
          </table:table-cell>
          <table:table-cell office:value-type="float" office:value="12868.2" calcext:value-type="float">
            <text:p>12868.2</text:p>
          </table:table-cell>
          <table:table-cell table:formula="of:=ROUND(([.D4]*100)/[.C4]; 2)" office:value-type="float" office:value="105.68" calcext:value-type="float">
            <text:p>105.68</text:p>
          </table:table-cell>
          <table:table-cell table:style-name="ce7" table:formula="of:=[.E4]-100" office:value-type="float" office:value="5.68000000000001" calcext:value-type="float">
            <text:p>+ 5.68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itjops,</text:p>
          </table:table-cell>
          <table:table-cell office:value-type="float" office:value="4237.2" calcext:value-type="float">
            <text:p>4237.2</text:p>
          </table:table-cell>
          <table:table-cell office:value-type="float" office:value="4861.8" calcext:value-type="float">
            <text:p>4861.8</text:p>
          </table:table-cell>
          <table:table-cell table:formula="of:=ROUND(([.D5]*100)/[.C5]; 2)" office:value-type="float" office:value="114.74" calcext:value-type="float">
            <text:p>114.74</text:p>
          </table:table-cell>
          <table:table-cell table:style-name="ce7" table:formula="of:=[.E5]-100" office:value-type="float" office:value="14.74" calcext:value-type="float">
            <text:p>+ 14.74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umber of Gcs,</text:p>
          </table:table-cell>
          <table:table-cell office:value-type="float" office:value="3141" calcext:value-type="float">
            <text:p>3141</text:p>
          </table:table-cell>
          <table:table-cell office:value-type="float" office:value="2907.2" calcext:value-type="float">
            <text:p>2907.2</text:p>
          </table:table-cell>
          <table:table-cell table:formula="of:=ROUND(([.D6]*100)/[.C6]; 2)" office:value-type="float" office:value="92.56" calcext:value-type="float">
            <text:p>92.56</text:p>
          </table:table-cell>
          <table:table-cell table:style-name="ce7" table:formula="of:=[.E6]-100" office:value-type="float" office:value="-7.44" calcext:value-type="float">
            <text:p>- 7.44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sage pre GC, MB</text:p>
          </table:table-cell>
          <table:table-cell office:value-type="float" office:value="5610.1" calcext:value-type="float">
            <text:p>5610.1</text:p>
          </table:table-cell>
          <table:table-cell office:value-type="float" office:value="5503.6" calcext:value-type="float">
            <text:p>5503.6</text:p>
          </table:table-cell>
          <table:table-cell table:formula="of:=ROUND(([.D7]*100)/[.C7]; 2)" office:value-type="float" office:value="98.1" calcext:value-type="float">
            <text:p>98.1</text:p>
          </table:table-cell>
          <table:table-cell table:style-name="ce7" table:formula="of:=[.E7]-100" office:value-type="float" office:value="-1.90000000000001" calcext:value-type="float">
            <text:p>- 1.90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Usage post GC, MB</text:p>
          </table:table-cell>
          <table:table-cell table:style-name="ce14" office:value-type="float" office:value="1367.9" calcext:value-type="float">
            <text:p>1367.9</text:p>
          </table:table-cell>
          <table:table-cell table:style-name="ce14" office:value-type="float" office:value="1140" calcext:value-type="float">
            <text:p>1140</text:p>
          </table:table-cell>
          <table:table-cell table:style-name="ce14" table:formula="of:=ROUND(([.D8]*100)/[.C8]; 2)" office:value-type="float" office:value="83.34" calcext:value-type="float">
            <text:p>83.34</text:p>
          </table:table-cell>
          <table:table-cell table:style-name="ce3" table:formula="of:=[.E8]-100" office:value-type="float" office:value="-16.66" calcext:value-type="float">
            <text:p>- 16.66</text:p>
          </table:table-cell>
          <table:table-cell table:style-name="ce30"/>
          <table:table-cell table:style-name="ce14" table:number-columns-repeated="1017"/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390.18" calcext:value-type="float">
            <text:p>390.18</text:p>
          </table:table-cell>
          <table:table-cell office:value-type="float" office:value="350.37" calcext:value-type="float">
            <text:p>350.37</text:p>
          </table:table-cell>
          <table:table-cell table:formula="of:=ROUND(([.D9]*100)/[.C9]; 2)" office:value-type="float" office:value="89.8" calcext:value-type="float">
            <text:p>89.8</text:p>
          </table:table-cell>
          <table:table-cell table:style-name="ce7" table:formula="of:=[.E9]-100" office:value-type="float" office:value="-10.2" calcext:value-type="float">
            <text:p>- 10.20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390.32" calcext:value-type="float">
            <text:p>390.32</text:p>
          </table:table-cell>
          <table:table-cell office:value-type="float" office:value="350.53" calcext:value-type="float">
            <text:p>350.53</text:p>
          </table:table-cell>
          <table:table-cell table:formula="of:=ROUND(([.D10]*100)/[.C10]; 2)" office:value-type="float" office:value="89.81" calcext:value-type="float">
            <text:p>89.81</text:p>
          </table:table-cell>
          <table:table-cell table:style-name="ce18" table:formula="of:=[.E10]-100" office:value-type="float" office:value="-10.19" calcext:value-type="float">
            <text:p>- 10.19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121.22" calcext:value-type="float">
            <text:p>2121.22</text:p>
          </table:table-cell>
          <table:table-cell office:value-type="float" office:value="1926.04" calcext:value-type="float">
            <text:p>1926.04</text:p>
          </table:table-cell>
          <table:table-cell table:formula="of:=ROUND(([.D11]*100)/[.C11]; 2)" office:value-type="float" office:value="90.8" calcext:value-type="float">
            <text:p>90.8</text:p>
          </table:table-cell>
          <table:table-cell table:style-name="ce18" table:formula="of:=[.E11]-100" office:value-type="float" office:value="-9.2" calcext:value-type="float">
            <text:p>- 9.20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79.4" calcext:value-type="float">
            <text:p>79.4</text:p>
          </table:table-cell>
          <table:table-cell office:value-type="float" office:value="61.38" calcext:value-type="float">
            <text:p>61.38</text:p>
          </table:table-cell>
          <table:table-cell table:formula="of:=ROUND(([.D12]*100)/[.C12]; 2)" office:value-type="float" office:value="77.3" calcext:value-type="float">
            <text:p>77.3</text:p>
          </table:table-cell>
          <table:table-cell table:style-name="ce7" table:formula="of:=[.E12]-100" office:value-type="float" office:value="-22.7" calcext:value-type="float">
            <text:p>- 22.70</text:p>
          </table:table-cell>
          <table:table-cell table:style-name="ce29" office:value-type="string" calcext:value-type="string">
            <text:p>skewed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JBB Parallel with perf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4">
          <table:table-cell/>
          <table:table-cell office:value-type="string" calcext:value-type="string">
            <text:p>2024-09-17</text:p>
            <text:p>SpecJBB2015, Parallel, 4GB Heap, 9 Runs, with perf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Ga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jops</text:p>
          </table:table-cell>
          <table:table-cell office:value-type="float" office:value="12107.5" calcext:value-type="float">
            <text:p>12107.5</text:p>
          </table:table-cell>
          <table:table-cell office:value-type="float" office:value="13006.8" calcext:value-type="float">
            <text:p>13006.8</text:p>
          </table:table-cell>
          <table:table-cell table:style-name="ce6" table:formula="of:=ROUND(([.D4]*100)/[.C4]; 2)" office:value-type="float" office:value="107.43" calcext:value-type="float">
            <text:p>107.4</text:p>
          </table:table-cell>
          <table:table-cell table:style-name="ce8" table:formula="of:=[.E4]-100" office:value-type="float" office:value="7.43000000000001" calcext:value-type="float">
            <text:p>+ 7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tjops</text:p>
          </table:table-cell>
          <table:table-cell office:value-type="float" office:value="4384" calcext:value-type="float">
            <text:p>4384</text:p>
          </table:table-cell>
          <table:table-cell office:value-type="float" office:value="5023.8" calcext:value-type="float">
            <text:p>5023.8</text:p>
          </table:table-cell>
          <table:table-cell table:style-name="ce6" table:formula="of:=ROUND(([.D5]*100)/[.C5]; 2)" office:value-type="float" office:value="114.59" calcext:value-type="float">
            <text:p>114.6</text:p>
          </table:table-cell>
          <table:table-cell table:style-name="ce8" table:formula="of:=[.E5]-100" office:value-type="float" office:value="14.59" calcext:value-type="float">
            <text:p>+ 14.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ber of Gcs</text:p>
          </table:table-cell>
          <table:table-cell office:value-type="float" office:value="3077.2" calcext:value-type="float">
            <text:p>3077.2</text:p>
          </table:table-cell>
          <table:table-cell office:value-type="float" office:value="2851.5" calcext:value-type="float">
            <text:p>2851.5</text:p>
          </table:table-cell>
          <table:table-cell table:style-name="ce6" table:formula="of:=ROUND(([.D6]*100)/[.C6]; 2)" office:value-type="float" office:value="92.67" calcext:value-type="float">
            <text:p>92.7</text:p>
          </table:table-cell>
          <table:table-cell table:style-name="ce7" table:formula="of:=[.E6]-100" office:value-type="float" office:value="-7.33" calcext:value-type="float">
            <text:p>- 7.33</text:p>
          </table:table-cell>
          <table:table-cell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re GC, MB</text:p>
          </table:table-cell>
          <table:table-cell office:value-type="float" office:value="5798.3" calcext:value-type="float">
            <text:p>5798.3</text:p>
          </table:table-cell>
          <table:table-cell office:value-type="float" office:value="5735.1" calcext:value-type="float">
            <text:p>5735.1</text:p>
          </table:table-cell>
          <table:table-cell table:style-name="ce6" table:formula="of:=ROUND(([.D7]*100)/[.C7]; 2)" office:value-type="float" office:value="98.91" calcext:value-type="float">
            <text:p>98.9</text:p>
          </table:table-cell>
          <table:table-cell table:style-name="ce7" table:formula="of:=[.E7]-100" office:value-type="float" office:value="-1.09" calcext:value-type="float">
            <text:p>- 1.09</text:p>
          </table:table-cell>
          <table:table-cell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ost GC, MB</text:p>
          </table:table-cell>
          <table:table-cell office:value-type="float" office:value="1415.2" calcext:value-type="float">
            <text:p>1415.2</text:p>
          </table:table-cell>
          <table:table-cell office:value-type="float" office:value="1211.6" calcext:value-type="float">
            <text:p>1211.6</text:p>
          </table:table-cell>
          <table:table-cell table:style-name="ce6" table:formula="of:=ROUND(([.D8]*100)/[.C8]; 2)" office:value-type="float" office:value="85.61" calcext:value-type="float">
            <text:p>85.6</text:p>
          </table:table-cell>
          <table:table-cell table:style-name="ce18" table:formula="of:=[.E8]-100" office:value-type="float" office:value="-14.39" calcext:value-type="float">
            <text:p>- 14.39</text:p>
          </table:table-cell>
          <table:table-cell office:value-type="string" calcext:value-type="string">
            <text:p>(unreliable, see FullGC measurement)</text:p>
          </table:table-cell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379.29" calcext:value-type="float">
            <text:p>379.29</text:p>
          </table:table-cell>
          <table:table-cell office:value-type="float" office:value="339.2" calcext:value-type="float">
            <text:p>339.2</text:p>
          </table:table-cell>
          <table:table-cell table:style-name="ce6" table:formula="of:=ROUND(([.D9]*100)/[.C9]; 2)" office:value-type="float" office:value="89.43" calcext:value-type="float">
            <text:p>89.4</text:p>
          </table:table-cell>
          <table:table-cell table:style-name="ce7" table:formula="of:=[.E9]-100" office:value-type="float" office:value="-10.57" calcext:value-type="float">
            <text:p>- 10.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379.41" calcext:value-type="float">
            <text:p>379.41</text:p>
          </table:table-cell>
          <table:table-cell office:value-type="float" office:value="339.33" calcext:value-type="float">
            <text:p>339.33</text:p>
          </table:table-cell>
          <table:table-cell table:style-name="ce6" table:formula="of:=ROUND(([.D10]*100)/[.C10]; 2)" office:value-type="float" office:value="89.44" calcext:value-type="float">
            <text:p>89.4</text:p>
          </table:table-cell>
          <table:table-cell table:style-name="ce8" table:formula="of:=[.E10]-100" office:value-type="float" office:value="-10.56" calcext:value-type="float">
            <text:p>- 10.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024.58" calcext:value-type="float">
            <text:p>2024.58</text:p>
          </table:table-cell>
          <table:table-cell office:value-type="float" office:value="1829.66" calcext:value-type="float">
            <text:p>1829.66</text:p>
          </table:table-cell>
          <table:table-cell table:style-name="ce6" table:formula="of:=ROUND(([.D11]*100)/[.C11]; 2)" office:value-type="float" office:value="90.37" calcext:value-type="float">
            <text:p>90.4</text:p>
          </table:table-cell>
          <table:table-cell table:style-name="ce8" table:formula="of:=[.E11]-100" office:value-type="float" office:value="-9.63" calcext:value-type="float">
            <text:p>- 9.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98.17" calcext:value-type="float">
            <text:p>98.17</text:p>
          </table:table-cell>
          <table:table-cell office:value-type="float" office:value="81.69" calcext:value-type="float">
            <text:p>81.69</text:p>
          </table:table-cell>
          <table:table-cell table:style-name="ce6" table:formula="of:=ROUND(([.D12]*100)/[.C12]; 2)" office:value-type="float" office:value="83.21" calcext:value-type="float">
            <text:p>83.2</text:p>
          </table:table-cell>
          <table:table-cell table:style-name="ce7" table:formula="of:=[.E12]-100" office:value-type="float" office:value="-16.79" calcext:value-type="float">
            <text:p>- 16.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1 Misses</text:p>
          </table:table-cell>
          <table:table-cell office:value-type="float" office:value="1416512297821.8" calcext:value-type="float">
            <text:p>1416512297821.8</text:p>
          </table:table-cell>
          <table:table-cell office:value-type="float" office:value="1492375295650.8" calcext:value-type="float">
            <text:p>1492375295650.8</text:p>
          </table:table-cell>
          <table:table-cell table:style-name="ce6" table:formula="of:=ROUND(([.D13]*100)/[.C13]; 2)" office:value-type="float" office:value="105.36" calcext:value-type="float">
            <text:p>105.4</text:p>
          </table:table-cell>
          <table:table-cell table:style-name="ce7" table:formula="of:=[.E13]-100" office:value-type="float" office:value="5.36" calcext:value-type="float">
            <text:p>+ 5.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1 Loads</text:p>
          </table:table-cell>
          <table:table-cell office:value-type="float" office:value="19605905348609.5" calcext:value-type="float">
            <text:p>19605905348609.5</text:p>
          </table:table-cell>
          <table:table-cell office:value-type="float" office:value="21252405555353.5" calcext:value-type="float">
            <text:p>21252405555353.5</text:p>
          </table:table-cell>
          <table:table-cell table:style-name="ce6" table:formula="of:=ROUND(([.D14]*100)/[.C14]; 2)" office:value-type="float" office:value="108.4" calcext:value-type="float">
            <text:p>108.4</text:p>
          </table:table-cell>
          <table:table-cell table:style-name="ce7" table:formula="of:=[.E14]-100" office:value-type="float" office:value="8.40000000000001" calcext:value-type="float">
            <text:p>+ 8.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LC Misses</text:p>
          </table:table-cell>
          <table:table-cell office:value-type="float" office:value="308861806029.8" calcext:value-type="float">
            <text:p>308861806029.8</text:p>
          </table:table-cell>
          <table:table-cell office:value-type="float" office:value="292268383226.5" calcext:value-type="float">
            <text:p>292268383226.5</text:p>
          </table:table-cell>
          <table:table-cell table:style-name="ce6" table:formula="of:=ROUND(([.D15]*100)/[.C15]; 2)" office:value-type="float" office:value="94.63" calcext:value-type="float">
            <text:p>94.6</text:p>
          </table:table-cell>
          <table:table-cell table:style-name="ce7" table:formula="of:=[.E15]-100" office:value-type="float" office:value="-5.37" calcext:value-type="float">
            <text:p>- 5.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LC Loads</text:p>
          </table:table-cell>
          <table:table-cell office:value-type="float" office:value="714582391035.2" calcext:value-type="float">
            <text:p>714582391035.2</text:p>
          </table:table-cell>
          <table:table-cell office:value-type="float" office:value="738949918985.8" calcext:value-type="float">
            <text:p>738949918985.8</text:p>
          </table:table-cell>
          <table:table-cell table:style-name="ce6" table:formula="of:=ROUND(([.D16]*100)/[.C16]; 2)" office:value-type="float" office:value="103.41" calcext:value-type="float">
            <text:p>103.4</text:p>
          </table:table-cell>
          <table:table-cell table:style-name="ce7" table:formula="of:=[.E16]-100" office:value-type="float" office:value="3.41" calcext:value-type="float">
            <text:p>+ 3.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LB Misses</text:p>
          </table:table-cell>
          <table:table-cell office:value-type="float" office:value="53595965027.2" calcext:value-type="float">
            <text:p>53595965027.2</text:p>
          </table:table-cell>
          <table:table-cell office:value-type="float" office:value="51885902024.8" calcext:value-type="float">
            <text:p>51885902024.8</text:p>
          </table:table-cell>
          <table:table-cell table:style-name="ce6" table:formula="of:=ROUND(([.D17]*100)/[.C17]; 2)" office:value-type="float" office:value="96.81" calcext:value-type="float">
            <text:p>96.8</text:p>
          </table:table-cell>
          <table:table-cell table:style-name="ce7" table:formula="of:=[.E17]-100" office:value-type="float" office:value="-3.19" calcext:value-type="float">
            <text:p>- 3.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LB Loads</text:p>
          </table:table-cell>
          <table:table-cell office:value-type="float" office:value="19509901163159.2" calcext:value-type="float">
            <text:p>19509901163159.2</text:p>
          </table:table-cell>
          <table:table-cell office:value-type="float" office:value="21137255639124.5" calcext:value-type="float">
            <text:p>21137255639124.5</text:p>
          </table:table-cell>
          <table:table-cell table:style-name="ce6" table:formula="of:=ROUND(([.D18]*100)/[.C18]; 2)" office:value-type="float" office:value="108.34" calcext:value-type="float">
            <text:p>108.3</text:p>
          </table:table-cell>
          <table:table-cell table:style-name="ce7" table:formula="of:=[.E18]-100" office:value-type="float" office:value="8.34" calcext:value-type="float">
            <text:p>+ 8.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ructions</text:p>
          </table:table-cell>
          <table:table-cell office:value-type="float" office:value="68700960038339.5" calcext:value-type="float">
            <text:p>68700960038339.5</text:p>
          </table:table-cell>
          <table:table-cell office:value-type="float" office:value="75952896642557.2" calcext:value-type="float">
            <text:p>75952896642557.2</text:p>
          </table:table-cell>
          <table:table-cell table:style-name="ce6" table:formula="of:=ROUND(([.D19]*100)/[.C19]; 2)" office:value-type="float" office:value="110.56" calcext:value-type="float">
            <text:p>110.6</text:p>
          </table:table-cell>
          <table:table-cell table:style-name="ce7" table:formula="of:=[.E19]-100" office:value-type="float" office:value="10.56" calcext:value-type="float">
            <text:p>+ 10.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es</text:p>
          </table:table-cell>
          <table:table-cell office:value-type="float" office:value="13278388701159.2" calcext:value-type="float">
            <text:p>13278388701159.2</text:p>
          </table:table-cell>
          <table:table-cell office:value-type="float" office:value="14254115290873" calcext:value-type="float">
            <text:p>14254115290873</text:p>
          </table:table-cell>
          <table:table-cell table:style-name="ce6" table:formula="of:=ROUND(([.D20]*100)/[.C20]; 2)" office:value-type="float" office:value="107.35" calcext:value-type="float">
            <text:p>107.4</text:p>
          </table:table-cell>
          <table:table-cell table:style-name="ce7" table:formula="of:=[.E20]-100" office:value-type="float" office:value="7.34999999999999" calcext:value-type="float">
            <text:p>+ 7.35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5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pecJBB Parallel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cJBB2015, Parallel, 8GB Heap, 8 Run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table:style-name="Default" office:value-type="string" calcext:value-type="string">
            <text:p>Gai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jops,</text:p>
          </table:table-cell>
          <table:table-cell office:value-type="float" office:value="12315" calcext:value-type="float">
            <text:p>12315</text:p>
          </table:table-cell>
          <table:table-cell office:value-type="float" office:value="12972.2" calcext:value-type="float">
            <text:p>12972.2</text:p>
          </table:table-cell>
          <table:table-cell table:formula="of:=ROUND(([.D4]*100)/[.C4]; 2)" office:value-type="float" office:value="105.34" calcext:value-type="float">
            <text:p>105.34</text:p>
          </table:table-cell>
          <table:table-cell table:style-name="ce1" table:formula="of:=[.E4]-100" office:value-type="float" office:value="5.34" calcext:value-type="float">
            <text:p>+ 5.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itjops,</text:p>
          </table:table-cell>
          <table:table-cell office:value-type="float" office:value="4603.5" calcext:value-type="float">
            <text:p>4603.5</text:p>
          </table:table-cell>
          <table:table-cell office:value-type="float" office:value="5093.5" calcext:value-type="float">
            <text:p>5093.5</text:p>
          </table:table-cell>
          <table:table-cell table:formula="of:=ROUND(([.D5]*100)/[.C5]; 2)" office:value-type="float" office:value="110.64" calcext:value-type="float">
            <text:p>110.64</text:p>
          </table:table-cell>
          <table:table-cell table:style-name="ce1" table:formula="of:=[.E5]-100" office:value-type="float" office:value="10.64" calcext:value-type="float">
            <text:p>+ 10.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ber of Gcs,</text:p>
          </table:table-cell>
          <table:table-cell office:value-type="float" office:value="3064.8" calcext:value-type="float">
            <text:p>3064.8</text:p>
          </table:table-cell>
          <table:table-cell office:value-type="float" office:value="2915.2" calcext:value-type="float">
            <text:p>2915.2</text:p>
          </table:table-cell>
          <table:table-cell table:formula="of:=ROUND(([.D6]*100)/[.C6]; 2)" office:value-type="float" office:value="95.12" calcext:value-type="float">
            <text:p>95.12</text:p>
          </table:table-cell>
          <table:table-cell table:style-name="ce2" table:formula="of:=[.E6]-100" office:value-type="float" office:value="-4.88" calcext:value-type="float">
            <text:p>- 4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re GC, MB</text:p>
          </table:table-cell>
          <table:table-cell office:value-type="float" office:value="5782.7" calcext:value-type="float">
            <text:p>5782.7</text:p>
          </table:table-cell>
          <table:table-cell office:value-type="float" office:value="5725.1" calcext:value-type="float">
            <text:p>5725.1</text:p>
          </table:table-cell>
          <table:table-cell table:formula="of:=ROUND(([.D7]*100)/[.C7]; 2)" office:value-type="float" office:value="99" calcext:value-type="float">
            <text:p>99</text:p>
          </table:table-cell>
          <table:table-cell table:style-name="ce2" table:formula="of:=[.E7]-100" office:value-type="float" office:value="-1" calcext:value-type="float">
            <text:p>- 1.00</text:p>
          </table:table-cell>
          <table:table-cell office:value-type="string" calcext:value-type="string">
            <text:p>(unreliable, see FullGC measurement)</text:p>
          </table:table-cell>
          <table:table-cell/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Usage post GC, MB</text:p>
          </table:table-cell>
          <table:table-cell office:value-type="float" office:value="1378.6" calcext:value-type="float">
            <text:p>1378.6</text:p>
          </table:table-cell>
          <table:table-cell office:value-type="float" office:value="1203.5" calcext:value-type="float">
            <text:p>1203.5</text:p>
          </table:table-cell>
          <table:table-cell table:formula="of:=ROUND(([.D8]*100)/[.C8]; 2)" office:value-type="float" office:value="87.3" calcext:value-type="float">
            <text:p>87.3</text:p>
          </table:table-cell>
          <table:table-cell table:style-name="ce11" table:formula="of:=[.E8]-100" office:value-type="float" office:value="-12.7" calcext:value-type="float">
            <text:p>- 12.70</text:p>
          </table:table-cell>
          <table:table-cell office:value-type="string" calcext:value-type="string">
            <text:p>(unreliable, see FullGC measureme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371.97" calcext:value-type="float">
            <text:p>371.97</text:p>
          </table:table-cell>
          <table:table-cell office:value-type="float" office:value="347.29" calcext:value-type="float">
            <text:p>347.29</text:p>
          </table:table-cell>
          <table:table-cell table:formula="of:=ROUND(([.D9]*100)/[.C9]; 2)" office:value-type="float" office:value="93.37" calcext:value-type="float">
            <text:p>93.37</text:p>
          </table:table-cell>
          <table:table-cell table:style-name="ce2" table:formula="of:=[.E9]-100" office:value-type="float" office:value="-6.63" calcext:value-type="float">
            <text:p>- 6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372" calcext:value-type="float">
            <text:p>372</text:p>
          </table:table-cell>
          <table:table-cell office:value-type="float" office:value="347.39" calcext:value-type="float">
            <text:p>347.39</text:p>
          </table:table-cell>
          <table:table-cell table:formula="of:=ROUND(([.D10]*100)/[.C10]; 2)" office:value-type="float" office:value="93.38" calcext:value-type="float">
            <text:p>93.38</text:p>
          </table:table-cell>
          <table:table-cell table:style-name="ce4" table:formula="of:=[.E10]-100" office:value-type="float" office:value="-6.62" calcext:value-type="float">
            <text:p>- 6.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004.82" calcext:value-type="float">
            <text:p>2004.82</text:p>
          </table:table-cell>
          <table:table-cell office:value-type="float" office:value="1888.31" calcext:value-type="float">
            <text:p>1888.31</text:p>
          </table:table-cell>
          <table:table-cell table:formula="of:=ROUND(([.D11]*100)/[.C11]; 2)" office:value-type="float" office:value="94.19" calcext:value-type="float">
            <text:p>94.19</text:p>
          </table:table-cell>
          <table:table-cell table:style-name="ce4" table:formula="of:=[.E11]-100" office:value-type="float" office:value="-5.81" calcext:value-type="float">
            <text:p>- 5.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91.12" calcext:value-type="float">
            <text:p>91.12</text:p>
          </table:table-cell>
          <table:table-cell office:value-type="float" office:value="77.24" calcext:value-type="float">
            <text:p>77.24</text:p>
          </table:table-cell>
          <table:table-cell table:formula="of:=ROUND(([.D12]*100)/[.C12]; 2)" office:value-type="float" office:value="84.77" calcext:value-type="float">
            <text:p>84.77</text:p>
          </table:table-cell>
          <table:table-cell table:style-name="ce2" table:formula="of:=[.E12]-100" office:value-type="float" office:value="-15.23" calcext:value-type="float">
            <text:p>- 15.2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4P0" style:volatile="true">
      <number:text>+ </number:text>
      <number:number number:decimal-places="2" loext:min-decimal-places="2" number:min-integer-digits="1"/>
    </number:number-style>
    <number:number-style style:name="N124P1" style:volatile="true">
      <number:text>- </number:text>
      <number:number number:decimal-places="2" loext:min-decimal-places="2" number:min-integer-digits="1"/>
    </number:number-style>
    <number:number-style style:name="N124">
      <number:number number:decimal-places="2" loext:min-decimal-places="2" number:min-integer-digits="1"/>
      <style:map style:condition="value()&gt;0" style:apply-style-name="N124P0"/>
      <style:map style:condition="value()&lt;0" style:apply-style-name="N124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08:37:29.595227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9T17:19:48.290691962</meta:creation-date>
    <dc:date>2024-09-19T08:41:03.202436135</dc:date>
    <meta:editing-duration>PT1H43M26S</meta:editing-duration>
    <meta:editing-cycles>12</meta:editing-cycles>
    <meta:generator>LibreOffice/6.4.7.2$Linux_X86_64 LibreOffice_project/40$Build-2</meta:generator>
    <meta:document-statistic meta:table-count="6" meta:cell-count="416" meta:object-count="0"/>
  </office:meta>
</office:document-meta>
</file>